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ndom_forest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umber of levels</text:p>
          </table:table-cell>
          <table:table-cell office:value-type="string" table:style-name="ce1">
            <text:p>Number of nodes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1" table:style-name="ce1">
            <text:p>14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5" table:style-name="ce1">
            <text:p>105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5" table:style-name="ce1">
            <text:p>13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37" table:style-name="ce1">
            <text:p>237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7" table:style-name="ce1">
            <text:p>87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9" table:style-name="ce1">
            <text:p>129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3" table:style-name="ce1">
            <text:p>63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1" table:style-name="ce1">
            <text:p>12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3" table:style-name="ce1">
            <text:p>153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5" table:style-name="ce1">
            <text:p>12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7" table:style-name="ce1">
            <text:p>77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5" table:style-name="ce1">
            <text:p>8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3" table:style-name="ce1">
            <text:p>143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5" table:style-name="ce1">
            <text:p>9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1" table:style-name="ce1">
            <text:p>6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1" table:style-name="ce1">
            <text:p>11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3" table:style-name="ce1">
            <text:p>203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9" table:style-name="ce1">
            <text:p>16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7" table:style-name="ce1">
            <text:p>67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69" table:style-name="ce1">
            <text:p>16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3" table:style-name="ce1">
            <text:p>83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5" table:style-name="ce1">
            <text:p>11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39" table:style-name="ce1">
            <text:p>13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5" table:style-name="ce1">
            <text:p>7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9" table:style-name="ce1">
            <text:p>6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7" table:style-name="ce1">
            <text:p>127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49" table:style-name="ce1">
            <text:p>14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55" table:style-name="ce1">
            <text:p>15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3" table:style-name="ce1">
            <text:p>123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3" table:style-name="ce1">
            <text:p>93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5" table:style-name="ce1">
            <text:p>175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3" table:style-name="ce1">
            <text:p>113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3" table:style-name="ce1">
            <text:p>103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85" table:style-name="ce1">
            <text:p>185</text:p>
          </table:table-cell>
          <table:table-cell table:number-columns-repeated="16382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Apache POI</meta:initial-creator>
    <dc:creator>mert</dc:creator>
    <meta:creation-date>2021-05-31T18:17:40Z</meta:creation-date>
    <dc:date>2021-05-31T20:30:22Z</dc:date>
  </office:meta>
</office:document-meta>
</file>